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1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weight="normal" style:font-weight-asian="normal" style:font-weight-complex="normal"/>
    </style:style>
    <style:style style:name="T4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Calibri" fo:font-size="14pt" style:font-size-asian="14pt" style:font-size-complex="14pt"/>
    </style:style>
    <style:style style:name="T6" style:family="text">
      <style:text-properties fo:color="#0066cc" fo:font-weight="bold" style:font-weight-asian="bold" style:font-weight-complex="bold"/>
    </style:style>
    <style:style style:name="T7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66cc" style:font-name="Calibri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!!!DÉBUT – 14/11/23 =&gt; FIN – 14/11/24!!!</text:span><text:span text:style-name="T7"><text:line-break/></text:span></text:p>
      <text:p text:style-name="Standard"><text:span text:style-name="T6">*Cibles ?</text:span><text:line-break/>- IUT/MMI<text:line-break/>- 2ème et 3ème années<text:line-break/>- futurs élèves<text:line-break/>- professionnels + salons numérique<text:line-break/>- collégiens<text:span text:style-name="T1">~</text:span><text:line-break/>- parents<text:line-break/><text:line-break/><text:span text:style-name="T4">*CLASSICO</text:span><text:line-break/>- JPO =&gt; 27/01/24 IUT !!! UTMB ; fin janvier en tout cas<text:line-break/>- Formation Canada =&gt; <text:span text:style-name="T1">~</text:span>15 août à <text:span text:style-name="T1">~</text:span>Noël<text:line-break/>- Rentrée MMI 2024 =&gt; 02/09/24<text:line-break/>- Semaines européennes =&gt; alentours du 16/09/24 – 30/09/24<text:line-break/>- Nocturne =&gt; mi-octobre<text:line-break/>- Informations à la mobilité =&gt; octobre/novembre 2024<text:line-break/><text:line-break/><text:span text:style-name="T4">*POSTS SUR DES CONTENUS/EXEMPLES DE COURS</text:span><text:line-break/>- S1 (com', design, marketing, programmation, SAÉ)<text:line-break/>- S2 (SAÉ)<text:line-break/>- Projet perso ? =&gt; S1 dans tous les cas<text:line-break/>- <text:line-break/><text:line-break/><text:span text:style-name="T4">*CONVENTIONS/FESTIVALS</text:span><text:line-break/>- OFFF Festival =&gt; 04/04/24 – 06/04/24<text:line-break/>- Necronomicon =&gt; <text:span text:style-name="T2">(13/04/24 – 14/04/24 (tombe le week-end du début des vacances de printemps))</text:span><text:line-break/>- FIMU =&gt; 16/05/24 – 19/05/24<text:line-break/>- Eurockéennes =&gt; 04/07/24 – 07/07/24<text:line-break/>- Bug Days =&gt; mi/fin octobre 2024<text:line-break/></text:p>
      <text:p text:style-name="Standard"><text:span text:style-name="T4">*E-SPORT</text:span><text:line-break/>- inscription a l'UEL au S2<text:span text:style-name="T1">~</text:span></text:p>
      <text:p text:style-name="Standard"><text:line-break/><text:span text:style-name="T5">*</text:span><text:span text:style-name="T4">PARCOURSUP</text:span></text:p>
      <text:p text:style-name="Standard">- Ouverture du site =&gt; 20/12/23 OSEF<text:line-break/>- Phase d'inscription + formulation de vœux =&gt; 17/01/24 – 14/03/24<text:line-break/>- Phase d'admission =&gt; 30/05/24 – 12/07/24<text:line-break/><text:line-break/><text:span text:style-name="T4">*PÉRIODES À ÉVITER/CREUSES</text:span><text:line-break/>- Nos vacances d'hiver =&gt; 23/12/23 – 01/01/24 (post pour les fêtes de fin d'année éventuellement)<text:line-break/>- Nos vacances de février =&gt; 17/02/24 – 03/03/24 + hors IUT 24/02/24 – 03/03/24<text:line-break/>- Nos vacances de printemps =&gt; <text:span text:style-name="T2">13/04/24</text:span> – 28/04/24<text:line-break/>- Nos vacances d'été =&gt; alentours du 10-18/06/24<text:line-break/>- Vacances scolaires d'hiver =&gt; 23/12/23 – 07/01/24<text:line-break/>- Vacances scolaires février =&gt; 17/02/24 – 03/03/24<text:line-break/>- Vacances scolaires printemps =&gt; <text:span text:style-name="T9">13/04/24</text:span> – 28/04/24<text:line-break/>- Vacances scolaires d'été =&gt; 06/07/24</text:p>
      <text:p text:style-name="Standard">- Vacances scolaires octobre =&gt; 19/10/24 – 03/11/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1-14T14:03:52.24</dc:date>
    <dc:creator>Romain </dc:creator>
    <meta:editing-duration>PT2H58M31S</meta:editing-duration>
    <meta:editing-cycles>32</meta:editing-cycles>
    <meta:generator>OpenOffice/4.1.5$Win32 OpenOffice.org_project/415m1$Build-9789</meta:generator>
    <meta:document-statistic meta:table-count="0" meta:image-count="0" meta:object-count="0" meta:page-count="1" meta:paragraph-count="6" meta:word-count="268" meta:character-count="1593"/>
  </office:meta>
</office:document-meta>
</file>